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5E0000001A11A924BF.png" manifest:media-type="image/png"/>
  <manifest:file-entry manifest:full-path="Pictures/10000001000001080000015CDEEB9873.png" manifest:media-type="image/png"/>
  <manifest:file-entry manifest:full-path="Pictures/10000001000001E5000001F554491CCC.png" manifest:media-type="image/png"/>
  <manifest:file-entry manifest:full-path="Pictures/10000001000001E1000001F5380B1C06.png" manifest:media-type="image/png"/>
  <manifest:file-entry manifest:full-path="Pictures/10000001000000F60000013008A6DD93.png" manifest:media-type="image/png"/>
  <manifest:file-entry manifest:full-path="Pictures/100000010000011E0000015E658D8B31.png" manifest:media-type="image/png"/>
  <manifest:file-entry manifest:full-path="Pictures/10000001000001E5000001F5901EBC98.png" manifest:media-type="image/png"/>
  <manifest:file-entry manifest:full-path="Pictures/10000001000001E8000001F5380CDE73.png" manifest:media-type="image/png"/>
  <manifest:file-entry manifest:full-path="Pictures/10000001000001480000019CBE9DCEEC.png" manifest:media-type="image/png"/>
  <manifest:file-entry manifest:full-path="Pictures/100000010000015D000001379BAC60DC.png" manifest:media-type="image/png"/>
  <manifest:file-entry manifest:full-path="Pictures/10000001000001EE000001F5CF75296C.png" manifest:media-type="image/png"/>
  <manifest:file-entry manifest:full-path="Pictures/100000010000015D000001370A5E83D6.png" manifest:media-type="image/png"/>
  <manifest:file-entry manifest:full-path="Pictures/100000010000015D00000137D3CA9C2C.png" manifest:media-type="image/png"/>
  <manifest:file-entry manifest:full-path="Pictures/10000001000001480000019A3B968DC0.png" manifest:media-type="image/png"/>
  <manifest:file-entry manifest:full-path="Pictures/100000010000015D000001375202A28A.png" manifest:media-type="image/png"/>
  <manifest:file-entry manifest:full-path="Pictures/100000010000014E000001A4E1BD687F.png" manifest:media-type="image/png"/>
  <manifest:file-entry manifest:full-path="Pictures/10000001000000EA00000130F701782B.png" manifest:media-type="image/png"/>
  <manifest:file-entry manifest:full-path="Pictures/1000000100000174000000422145A109.png" manifest:media-type="image/png"/>
  <manifest:file-entry manifest:full-path="Pictures/100000010000015D00000137FF094213.png" manifest:media-type="image/png"/>
  <manifest:file-entry manifest:full-path="Pictures/100000010000015D000001372C0A3948.png" manifest:media-type="image/png"/>
  <manifest:file-entry manifest:full-path="Pictures/10000001000001E8000001F551C36674.png" manifest:media-type="image/png"/>
  <manifest:file-entry manifest:full-path="Pictures/100000010000009C00000042CA911374.png" manifest:media-type="image/png"/>
  <manifest:file-entry manifest:full-path="Pictures/100000010000014E000001A481A8098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e0c2cd" draw:textarea-horizontal-align="justify" draw:textarea-vertical-align="middle" draw:auto-grow-height="false" fo:min-height="20.494cm" fo:min-width="14.036cm" draw:shadow="visible" loext:shadow-blur="0.35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989cm" fo:min-width="2.99cm" draw:shadow="visible" loext:shadow-blur="0.353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fo:min-height="1.111cm" loext:decorative="false"/>
      <style:paragraph-properties style:writing-mode="lr-tb"/>
    </style:style>
    <style:style style:name="gr6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4.513cm" fo:min-width="6.771cm" draw:shadow="visible" loext:shadow-blur="0.353cm" loext:decorative="false"/>
    </style:style>
    <style:style style:name="gr9" style:family="graphic" style:parent-style-name="standard">
      <style:graphic-properties draw:stroke="none" draw:fill="none" fo:min-height="0.513cm" draw:shadow="hidden" loext:shadow-blur="0.176cm" loext:decorative="false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1.751cm" fo:min-width="5.075cm" draw:shadow="visible" loext:shadow-blur="0.353cm" loext:decorative="false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1.989cm" fo:min-width="3.742cm" draw:shadow="visible" loext:shadow-blur="0.353cm" loext:decorative="false"/>
    </style:style>
    <style:style style:name="gr12" style:family="graphic">
      <style:graphic-properties loext:decorative="false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fill="solid" draw:fill-color="#b4c7dc" draw:textarea-horizontal-align="center" draw:textarea-vertical-align="middle" draw:shadow="visible" loext:shadow-blur="0.353cm" loext:decorative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2.165cm" fo:min-width="3.515cm" draw:shadow="hidden" loext:shadow-blur="0.353cm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2.165cm" fo:min-width="4.027cm" draw:shadow="hidden" loext:shadow-blur="0.353cm" loext:decorative="false"/>
    </style:style>
    <style:style style:name="gr19" style:family="graphic" style:parent-style-name="standard">
      <style:graphic-properties draw:stroke="none" draw:fill="none" fo:min-height="0.715cm" draw:shadow="hidden" loext:shadow-blur="0.176cm" loext:decorative="false"/>
      <style:paragraph-properties style:writing-mode="lr-tb"/>
    </style:style>
    <style:style style:name="P1" style:family="paragraph">
      <loext:graphic-properties draw:fill-color="#e0c2cd"/>
      <style:paragraph-properties fo:text-align="center"/>
      <style:text-properties style:font-name="Arial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3.6000003814697pt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3.6000003814697pt" style:font-size-asian="14pt" style:font-size-complex="14pt"/>
    </style:style>
    <style:style style:name="P6" style:family="paragraph">
      <loext:graphic-properties draw:fill="solid" draw:fill-color="#ffdbb6"/>
      <style:paragraph-properties fo:text-align="center"/>
      <style:text-properties fo:font-size="13.6000003814697pt" style:font-size-asian="14pt" style:font-size-complex="14pt"/>
    </style:style>
    <style:style style:name="P7" style:family="paragraph">
      <style:text-properties fo:font-size="12.1999998092651pt"/>
    </style:style>
    <style:style style:name="P8" style:family="paragraph">
      <loext:graphic-properties draw:fill="none"/>
      <style:text-properties style:font-name="Arial" fo:font-size="12.1999998092651pt" fo:font-weight="bold" style:font-size-asian="13pt" style:font-weight-asian="bold" style:font-size-complex="13pt" style:font-weight-complex="bold"/>
    </style:style>
    <style:style style:name="P9" style:family="paragraph">
      <style:paragraph-properties fo:text-align="center"/>
      <style:text-properties fo:font-size="11.1999998092651pt"/>
    </style:style>
    <style:style style:name="P10" style:family="paragraph">
      <loext:graphic-properties draw:fill="solid" draw:fill-color="#ffdbb6"/>
      <style:paragraph-properties fo:text-align="center"/>
      <style:text-properties fo:font-size="11.1999998092651pt" style:font-size-asian="12pt" style:font-size-complex="12pt"/>
    </style:style>
    <style:style style:name="P11" style:family="paragraph">
      <loext:graphic-properties draw:fill="solid" draw:fill-color="#b4c7dc"/>
      <style:paragraph-properties fo:text-align="center"/>
      <style:text-properties style:font-name="Consolas" fo:font-size="14pt" style:font-size-asian="14pt" style:font-size-complex="14pt"/>
    </style:style>
    <style:style style:name="P12" style:family="paragraph">
      <loext:graphic-properties draw:fill="none"/>
      <style:text-properties style:font-name="Arial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26cm" svg:height="21.034cm" svg:x="0.501cm" svg:y="0.538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 xml:id="id4" draw:id="id4">
          <draw:g draw:style-name="gr2">
            <draw:custom-shape draw:style-name="gr3" draw:text-style-name="P2" draw:layer="layout" svg:width="3.49cm" svg:height="2.239cm" svg:x="6.406cm" svg:y="6.8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1.574cm" svg:height="2.001cm" svg:x="6.519cm" svg:y="6.934cm">
            <draw:image xlink:href="Pictures/100000010000014E000001A481A80984.png" xlink:type="simple" xlink:show="embed" xlink:actuate="onLoad" draw:mime-type="image/png">
              <text:p/>
            </draw:image>
          </draw:frame>
          <draw:frame draw:style-name="gr4" draw:text-style-name="P3" draw:layer="layout" svg:width="1.576cm" svg:height="2.001cm" svg:x="8.211cm" svg:y="6.934cm">
            <draw:image xlink:href="Pictures/100000010000014E000001A4E1BD687F.png" xlink:type="simple" xlink:show="embed" xlink:actuate="onLoad" draw:mime-type="image/png">
              <text:p/>
            </draw:image>
          </draw:frame>
        </draw:g>
        <draw:frame draw:style-name="gr5" draw:text-style-name="P5" draw:layer="layout" svg:width="4.587cm" svg:height="1.361cm" svg:x="1.365cm" svg:y="1.385cm">
          <draw:text-box>
            <text:p text:style-name="P4"><text:span text:style-name="T1">Input MERFISH</text:span></text:p>
          </draw:text-box>
        </draw:frame>
        <draw:rect draw:style-name="gr6" draw:text-style-name="P6" xml:id="id2" draw:id="id2" draw:layer="layout" svg:width="3.15cm" svg:height="1.955cm" svg:x="2.141cm" svg:y="5.979cm">
          <text:p text:style-name="P4"><text:span text:style-name="T2">MERFISH</text:span></text:p>
          <text:p text:style-name="P4"><text:span text:style-name="T2">anatomical</text:span></text:p>
          <text:p text:style-name="P4"><text:span text:style-name="T2">labeling</text:span></text:p>
        </draw:rect>
        <draw:connector draw:style-name="gr7" draw:text-style-name="P3" draw:layer="layout" draw:type="line" svg:x1="3.718cm" svg:y1="4.148cm" svg:x2="3.716cm" svg:y2="5.979cm" draw:start-shape="id1" draw:start-glue-point="2" draw:end-shape="id2" draw:end-glue-point="0" svg:d="M3718 4148l-2 1831" svg:viewBox="0 0 3 1832">
          <text:p/>
        </draw:connector>
        <draw:connector draw:style-name="gr7" draw:text-style-name="P3" draw:layer="layout" draw:type="line" svg:x1="3.716cm" svg:y1="7.934cm" svg:x2="3.718cm" svg:y2="9.661cm" draw:start-shape="id2" draw:start-glue-point="2" draw:end-shape="id3" draw:end-glue-point="0" svg:d="M3716 7934l2 1727" svg:viewBox="0 0 3 1728">
          <text:p/>
        </draw:connector>
        <draw:custom-shape draw:style-name="gr8" draw:text-style-name="P2" xml:id="id8" draw:id="id8" draw:layer="layout" svg:width="7.271cm" svg:height="4.763cm" svg:x="7.485cm" svg:y="1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5.293cm" svg:height="0.763cm" svg:x="7.485cm" svg:y="1.207cm">
          <draw:text-box>
            <text:p text:style-name="P7"><text:span text:style-name="T3">AllenCCFv3</text:span></text:p>
          </draw:text-box>
        </draw:frame>
        <draw:frame draw:style-name="gr4" draw:text-style-name="P3" draw:layer="layout" svg:width="2.27cm" svg:height="2.005cm" svg:x="7.591cm" svg:y="1.815cm">
          <draw:image xlink:href="Pictures/100000010000015D000001370A5E83D6.png" xlink:type="simple" xlink:show="embed" xlink:actuate="onLoad" draw:mime-type="image/png">
            <text:p/>
          </draw:image>
        </draw:frame>
        <draw:frame draw:style-name="gr4" draw:text-style-name="P3" draw:layer="layout" svg:width="2.271cm" svg:height="2.005cm" svg:x="9.992cm" svg:y="1.815cm">
          <draw:image xlink:href="Pictures/100000010000015D00000137FF094213.png" xlink:type="simple" xlink:show="embed" xlink:actuate="onLoad" draw:mime-type="image/png">
            <text:p/>
          </draw:image>
        </draw:frame>
        <draw:frame draw:style-name="gr4" draw:text-style-name="P3" draw:layer="layout" svg:width="2.271cm" svg:height="2.005cm" svg:x="12.393cm" svg:y="1.815cm">
          <draw:image xlink:href="Pictures/100000010000015D000001375202A28A.png" xlink:type="simple" xlink:show="embed" xlink:actuate="onLoad" draw:mime-type="image/png">
            <text:p/>
          </draw:image>
        </draw:frame>
        <draw:frame draw:style-name="gr4" draw:text-style-name="P3" draw:layer="layout" svg:width="2.27cm" svg:height="2.005cm" svg:x="7.591cm" svg:y="3.9cm">
          <draw:image xlink:href="Pictures/100000010000015D00000137D3CA9C2C.png" xlink:type="simple" xlink:show="embed" xlink:actuate="onLoad" draw:mime-type="image/png">
            <text:p/>
          </draw:image>
        </draw:frame>
        <draw:frame draw:style-name="gr4" draw:text-style-name="P3" draw:layer="layout" svg:width="2.271cm" svg:height="2.005cm" svg:x="9.992cm" svg:y="3.9cm">
          <draw:image xlink:href="Pictures/100000010000015D000001379BAC60DC.png" xlink:type="simple" xlink:show="embed" xlink:actuate="onLoad" draw:mime-type="image/png">
            <text:p/>
          </draw:image>
        </draw:frame>
        <draw:frame draw:style-name="gr4" draw:text-style-name="P3" draw:layer="layout" svg:width="2.271cm" svg:height="2.006cm" svg:x="12.393cm" svg:y="3.885cm">
          <draw:image xlink:href="Pictures/100000010000015D000001372C0A3948.png" xlink:type="simple" xlink:show="embed" xlink:actuate="onLoad" draw:mime-type="image/png">
            <text:p/>
          </draw:image>
        </draw:frame>
        <draw:g draw:style-name="gr2" xml:id="id1" draw:id="id1">
          <draw:custom-shape draw:style-name="gr10" draw:text-style-name="P2" draw:layer="layout" svg:width="5.575cm" svg:height="2.001cm" svg:x="0.931cm" svg:y="2.1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1.745cm" svg:height="1.786cm" svg:x="1.044cm" svg:y="2.258cm">
            <draw:image xlink:href="Pictures/10000001000001E8000001F551C36674.png" xlink:type="simple" xlink:show="embed" xlink:actuate="onLoad" draw:mime-type="image/png">
              <text:p/>
            </draw:image>
          </draw:frame>
          <draw:frame draw:style-name="gr4" draw:text-style-name="P3" draw:layer="layout" svg:width="1.744cm" svg:height="1.786cm" svg:x="2.85cm" svg:y="2.258cm">
            <draw:image xlink:href="Pictures/10000001000001EE000001F5CF75296C.png" xlink:type="simple" xlink:show="embed" xlink:actuate="onLoad" draw:mime-type="image/png">
              <text:p/>
            </draw:image>
          </draw:frame>
          <draw:frame draw:style-name="gr4" draw:text-style-name="P3" draw:layer="layout" svg:width="1.729cm" svg:height="1.786cm" svg:x="4.656cm" svg:y="2.258cm">
            <draw:image xlink:href="Pictures/10000001000001E8000001F5380CDE73.png" xlink:type="simple" xlink:show="embed" xlink:actuate="onLoad" draw:mime-type="image/png">
              <text:p/>
            </draw:image>
          </draw:frame>
        </draw:g>
        <draw:g draw:style-name="gr2" xml:id="id3" draw:id="id3">
          <draw:custom-shape draw:style-name="gr10" draw:text-style-name="P2" draw:layer="layout" svg:width="5.575cm" svg:height="2.001cm" svg:x="0.931cm" svg:y="9.6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1.745cm" svg:height="1.762cm" svg:x="4.689cm" svg:y="9.779cm">
            <draw:image xlink:href="Pictures/10000001000001E5000001F5901EBC98.png" xlink:type="simple" xlink:show="embed" xlink:actuate="onLoad" draw:mime-type="image/png">
              <text:p/>
            </draw:image>
          </draw:frame>
          <draw:frame draw:style-name="gr4" draw:text-style-name="P3" draw:layer="layout" svg:width="1.744cm" svg:height="1.762cm" svg:x="2.871cm" svg:y="9.779cm">
            <draw:image xlink:href="Pictures/10000001000001E1000001F5380B1C06.png" xlink:type="simple" xlink:show="embed" xlink:actuate="onLoad" draw:mime-type="image/png">
              <text:p/>
            </draw:image>
          </draw:frame>
          <draw:frame draw:style-name="gr4" draw:text-style-name="P3" draw:layer="layout" svg:width="1.745cm" svg:height="1.762cm" svg:x="1.053cm" svg:y="9.779cm">
            <draw:image xlink:href="Pictures/10000001000001E5000001F554491CCC.png" xlink:type="simple" xlink:show="embed" xlink:actuate="onLoad" draw:mime-type="image/png">
              <text:p/>
            </draw:image>
          </draw:frame>
        </draw:g>
        <draw:g draw:style-name="gr2" xml:id="id7" draw:id="id7">
          <draw:custom-shape draw:style-name="gr11" draw:text-style-name="P2" draw:layer="layout" svg:width="4.242cm" svg:height="2.239cm" svg:x="5.191cm" svg:y="13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2">
            <draw:frame draw:style-name="gr4" draw:text-style-name="P3" draw:layer="layout" svg:width="1.913cm" svg:height="2.001cm" svg:x="5.354cm" svg:y="13.225cm">
              <draw:image xlink:href="Pictures/100000010000011E0000015E658D8B31.png" xlink:type="simple" xlink:show="embed" xlink:actuate="onLoad" draw:mime-type="image/png">
                <text:p/>
              </draw:image>
            </draw:frame>
            <draw:frame draw:style-name="gr4" draw:text-style-name="P3" draw:layer="layout" svg:width="1.855cm" svg:height="2.001cm" svg:x="7.401cm" svg:y="13.225cm">
              <draw:image xlink:href="Pictures/10000001000001080000015CDEEB9873.png" xlink:type="simple" xlink:show="embed" xlink:actuate="onLoad" draw:mime-type="image/png">
                <text:p/>
              </draw:image>
            </draw:frame>
          </draw:g>
        </draw:g>
        <draw:connector draw:style-name="gr13" draw:text-style-name="P3" draw:layer="layout" draw:line-skew="0.125cm" svg:x1="8.151cm" svg:y1="9.066cm" svg:x2="12.51cm" svg:y2="11.123cm" draw:start-shape="id4" draw:start-glue-point="2" draw:end-shape="id5" draw:end-glue-point="0" svg:d="M8151 9066v1353h4359v704" svg:viewBox="0 0 4360 2058">
          <text:p/>
        </draw:connector>
        <draw:rect draw:style-name="gr6" draw:text-style-name="P10" xml:id="id9" draw:id="id9" draw:layer="layout" svg:width="3.524cm" svg:height="1.955cm" svg:x="11.361cm" svg:y="7.719cm">
          <text:p text:style-name="P9"><text:span text:style-name="T4">Ontological</text:span></text:p>
          <text:p text:style-name="P9"><text:span text:style-name="T4">MERFISH-based</text:span></text:p>
          <text:p text:style-name="P9"><text:span text:style-name="T4">simplification</text:span></text:p>
        </draw:rect>
        <draw:connector draw:style-name="gr7" draw:text-style-name="P3" draw:layer="layout" draw:type="line" svg:x1="4.077cm" svg:y1="14.214cm" svg:x2="5.191cm" svg:y2="14.213cm" draw:start-shape="id6" draw:start-glue-point="1" draw:end-shape="id7" draw:end-glue-point="3" svg:d="M4077 14214l1114-1" svg:viewBox="0 0 1115 2">
          <text:p/>
        </draw:connector>
        <draw:connector draw:style-name="gr13" draw:text-style-name="P3" draw:layer="layout" draw:line-skew="-0.31cm" svg:x1="3.718cm" svg:y1="11.662cm" svg:x2="2.514cm" svg:y2="13.302cm" draw:start-shape="id3" draw:start-glue-point="2" draw:end-shape="id6" draw:end-glue-point="0" svg:d="M3718 11662v710h-1204v930" svg:viewBox="0 0 1205 1641">
          <text:p/>
        </draw:connector>
        <draw:frame draw:style-name="gr14" draw:text-style-name="P3" draw:layer="layout" svg:width="1.759cm" svg:height="0.489cm" draw:transform="rotate (1.5707963267949) translate (1.255cm 18.111cm)">
          <draw:image xlink:href="Pictures/100000010000005E0000001A11A924BF.png" xlink:type="simple" xlink:show="embed" xlink:actuate="onLoad" draw:mime-type="image/png">
            <text:p/>
          </draw:image>
        </draw:frame>
        <draw:connector draw:style-name="gr13" draw:text-style-name="P3" draw:layer="layout" draw:line-skew="-0.385cm" svg:x1="11.12cm" svg:y1="5.985cm" svg:x2="13.123cm" svg:y2="7.719cm" draw:start-shape="id8" draw:start-glue-point="2" draw:end-shape="id9" draw:end-glue-point="0" svg:d="M11120 5985v682h2003v1052" svg:viewBox="0 0 2004 1735">
          <text:p/>
        </draw:connector>
        <draw:rect draw:style-name="gr6" draw:text-style-name="P10" xml:id="id5" draw:id="id5" draw:layer="layout" svg:width="3.54cm" svg:height="1.955cm" svg:x="10.74cm" svg:y="11.123cm">
          <text:p text:style-name="P9"><text:span text:style-name="T4">Section and </text:span></text:p>
          <text:p text:style-name="P9"><text:span text:style-name="T4">FOV</text:span></text:p>
          <text:p text:style-name="P9"><text:span text:style-name="T4">matched</text:span></text:p>
        </draw:rect>
        <draw:rect draw:style-name="gr6" draw:text-style-name="P10" xml:id="id6" draw:id="id6" draw:layer="layout" svg:width="3.125cm" svg:height="1.824cm" svg:x="0.952cm" svg:y="13.302cm">
          <text:p text:style-name="P9"><text:span text:style-name="T4">Conjoin</text:span></text:p>
          <text:p text:style-name="P9"><text:span text:style-name="T4">anatomical</text:span></text:p>
          <text:p text:style-name="P9"><text:span text:style-name="T4">labels</text:span></text:p>
        </draw:rect>
        <draw:frame draw:style-name="gr9" draw:text-style-name="P8" draw:layer="layout" svg:width="5.293cm" svg:height="0.763cm" svg:x="7.487cm" svg:y="1.208cm">
          <draw:text-box>
            <text:p text:style-name="P7"><text:span text:style-name="T3">AllenCCFv3</text:span></text:p>
          </draw:text-box>
        </draw:frame>
        <draw:frame draw:style-name="gr9" draw:text-style-name="P8" draw:layer="layout" svg:width="5.293cm" svg:height="0.763cm" svg:x="7.487cm" svg:y="1.208cm">
          <draw:text-box>
            <text:p text:style-name="P7"><text:span text:style-name="T3">AllenCCFv3</text:span></text:p>
          </draw:text-box>
        </draw:frame>
        <draw:frame draw:style-name="gr4" draw:text-style-name="P3" draw:layer="layout" svg:width="1.239cm" svg:height="0.515cm" svg:x="0.841cm" svg:y="18.138cm">
          <draw:image xlink:href="Pictures/100000010000009C00000042CA911374.png" xlink:type="simple" xlink:show="embed" xlink:actuate="onLoad" draw:mime-type="image/png">
            <text:p/>
          </draw:image>
        </draw:frame>
        <draw:g draw:style-name="gr2" xml:id="id10" draw:id="id10">
          <draw:rect draw:style-name="gr15" draw:text-style-name="P11" draw:layer="layout" svg:width="10.778cm" svg:height="4.075cm" svg:x="3.053cm" svg:y="16.649cm">
            <text:p/>
          </draw:rect>
          <draw:frame draw:style-name="gr14" draw:text-style-name="P3" draw:layer="layout" svg:width="2.785cm" svg:height="0.46cm" svg:x="7.325cm" svg:y="20.163cm">
            <draw:image xlink:href="Pictures/1000000100000174000000422145A109.png" xlink:type="simple" xlink:show="embed" xlink:actuate="onLoad" draw:mime-type="image/png">
              <text:p/>
            </draw:image>
          </draw:frame>
          <draw:g draw:style-name="gr2">
            <draw:g draw:style-name="gr2">
              <draw:custom-shape draw:style-name="gr16" draw:text-style-name="P2" draw:layer="layout" svg:width="4.015cm" svg:height="2.415cm" svg:x="9.689cm" svg:y="17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2">
              <draw:frame draw:style-name="gr17" draw:text-style-name="P3" draw:layer="layout" svg:width="1.811cm" svg:height="2.158cm" svg:x="11.746cm" svg:y="17.795cm">
                <draw:image xlink:href="Pictures/10000001000001480000019A3B968DC0.png" xlink:type="simple" xlink:show="embed" xlink:actuate="onLoad" draw:mime-type="image/png">
                  <text:p/>
                </draw:image>
              </draw:frame>
              <draw:frame draw:style-name="gr17" draw:text-style-name="P3" draw:layer="layout" svg:width="1.811cm" svg:height="2.158cm" svg:x="9.836cm" svg:y="17.795cm">
                <draw:image xlink:href="Pictures/10000001000001480000019CBE9DCEEC.png" xlink:type="simple" xlink:show="embed" xlink:actuate="onLoad" draw:mime-type="image/png">
                  <text:p/>
                </draw:image>
              </draw:frame>
            </draw:g>
          </draw:g>
          <draw:g draw:style-name="gr2">
            <draw:custom-shape draw:style-name="gr18" draw:text-style-name="P2" draw:layer="layout" svg:width="4.527cm" svg:height="2.415cm" svg:x="3.163cm" svg:y="17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3" draw:layer="layout" svg:width="2.322cm" svg:height="2.157cm" svg:x="5.252cm" svg:y="17.787cm">
              <draw:image xlink:href="Pictures/10000001000000F60000013008A6DD93.png" xlink:type="simple" xlink:show="embed" xlink:actuate="onLoad" draw:mime-type="image/png">
                <text:p/>
              </draw:image>
            </draw:frame>
            <draw:frame draw:style-name="gr17" draw:text-style-name="P3" draw:layer="layout" svg:width="1.846cm" svg:height="2.157cm" svg:x="3.297cm" svg:y="17.787cm">
              <draw:image xlink:href="Pictures/10000001000000EA00000130F701782B.png" xlink:type="simple" xlink:show="embed" xlink:actuate="onLoad" draw:mime-type="image/png">
                <text:p/>
              </draw:image>
            </draw:frame>
          </draw:g>
          <draw:frame draw:style-name="gr19" draw:text-style-name="P12" draw:layer="layout" svg:width="9.863cm" svg:height="0.965cm" svg:x="2.924cm" svg:y="16.649cm">
            <draw:text-box>
              <text:p><text:span text:style-name="T3">MERFISH/AllenCCFv3 mapping</text:span></text:p>
            </draw:text-box>
          </draw:frame>
          <draw:frame draw:style-name="gr14" draw:text-style-name="P3" draw:layer="layout" svg:width="1.855cm" svg:height="0.468cm" draw:transform="rotate (-3.14159265358979) translate (9.637cm 19.097cm)">
            <draw:image xlink:href="Pictures/100000010000005E0000001A11A924BF.png" xlink:type="simple" xlink:show="embed" xlink:actuate="onLoad" draw:mime-type="image/png">
              <text:p/>
            </draw:image>
          </draw:frame>
        </draw:g>
        <draw:connector draw:style-name="gr13" draw:text-style-name="P3" draw:layer="layout" draw:line-skew="0cm -0.201cm" svg:x1="12.51cm" svg:y1="13.078cm" svg:x2="13.831cm" svg:y2="18.686cm" draw:start-shape="id5" draw:start-glue-point="2" draw:end-shape="id10" draw:end-glue-point="1" svg:d="M12510 13078v1986h2174v3622h-853" svg:viewBox="0 0 2175 5609">
          <text:p/>
        </draw:connector>
        <draw:connector draw:style-name="gr13" draw:text-style-name="P3" draw:layer="layout" svg:x1="11.361cm" svg:y1="8.696cm" svg:x2="9.896cm" svg:y2="7.946cm" draw:start-shape="id9" draw:start-glue-point="3" draw:end-shape="id4" draw:end-glue-point="1" svg:d="M11361 8696h-532v-750h-933" svg:viewBox="0 0 1466 751">
          <text:p/>
        </draw:connector>
        <draw:connector draw:style-name="gr13" draw:text-style-name="P3" draw:layer="layout" draw:line-skew="-6.035cm -0.281cm" svg:x1="7.312cm" svg:y1="15.333cm" svg:x2="2.924cm" svg:y2="18.686cm" draw:start-shape="id7" draw:start-glue-point="2" draw:end-shape="id10" draw:end-glue-point="3" svg:d="M7312 15333v410h-5194v2943h806" svg:viewBox="0 0 5195 33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15.875cm" fo:page-height="22.2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8:56:41.364603929</meta:creation-date>
    <dc:date>2024-03-26T10:41:13.690873932</dc:date>
    <meta:editing-duration>PT14H8M34S</meta:editing-duration>
    <meta:editing-cycles>8</meta:editing-cycles>
    <meta:generator>LibreOffice/7.6.4.1$MacOSX_X86_64 LibreOffice_project/e19e193f88cd6c0525a17fb7a176ed8e6a3e2aa1</meta:generator>
    <meta:print-date>2024-03-26T10:34:25.024800409</meta:print-date>
    <meta:printed-by>PDF files</meta:printed-by>
    <meta:document-statistic meta:object-count="62"/>
  </office:meta>
</office:document-meta>
</file>